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B6863C21B2F3A63CB1.png" manifest:media-type="image/png"/>
  <manifest:file-entry manifest:full-path="Pictures/100000000000029B000000B819E911AC132D81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6pt" fo:font-weight="bold" officeooo:rsid="000f34eb" officeooo:paragraph-rsid="000f34eb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officeooo:rsid="000f34eb" officeooo:paragraph-rsid="000f34eb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6pt" fo:font-weight="bold" officeooo:rsid="000f34eb" officeooo:paragraph-rsid="001522ef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6pt" fo:font-weight="bold" officeooo:rsid="001522ef" officeooo:paragraph-rsid="001522ef" style:font-size-asian="16pt" style:font-weight-asian="bold" style:font-size-complex="16pt" style:font-weight-complex="bold"/>
    </style:style>
    <style:style style:name="T1" style:family="text">
      <style:text-properties officeooo:rsid="001522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structible.md:</text:p>
      <text:p text:style-name="P2">(1) get_max_hp:</text:p>
      <text:p text:style-name="P3"><draw:frame draw:style-name="fr2" draw:name="图像1" text:anchor-type="char" svg:x="0.219cm" svg:y="0.148cm" svg:width="6.722cm" svg:height="3.999cm" draw:z-index="0"><draw:image xlink:href="Pictures/1000000100000132000000B6863C21B2F3A63CB1.png" xlink:type="simple" xlink:show="embed" xlink:actuate="onLoad" draw:mime-type="image/png"/></draw:frame><text:span text:style-name="T1">2</text:span>. <text:span text:style-name="T1">Game</text:span>.md:</text:p>
      <text:p text:style-name="P4"><draw:frame draw:style-name="fr1" draw:name="图像2" text:anchor-type="char" svg:width="11.92cm" svg:height="3.288cm" draw:z-index="1"><draw:image xlink:href="Pictures/100000000000029B000000B819E911AC132D81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5T17:56:32.928000000</dc:date>
    <meta:editing-duration>PT3M34S</meta:editing-duration>
    <meta:editing-cycles>7</meta:editing-cycles>
    <meta:generator>LibreOffice/7.4.5.1$Windows_X86_64 LibreOffice_project/9c0871452b3918c1019dde9bfac75448afc4b57f</meta:generator>
    <meta:document-statistic meta:table-count="0" meta:image-count="2" meta:object-count="0" meta:page-count="1" meta:paragraph-count="3" meta:word-count="6" meta:character-count="45" meta:non-whitespace-character-count="42"/>
  </office:meta>
</office:document-meta>
</file>